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11416" calcext:value-type="float">
            <text:p>1.9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72376" calcext:value-type="float">
            <text:p>1.9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694" calcext:value-type="float">
            <text:p>2.1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496634482759" calcext:value-type="float">
            <text:p>2.13496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935365517241" calcext:value-type="float">
            <text:p>1.949353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27828571429" calcext:value-type="float">
            <text:p>1.68227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683337931035" calcext:value-type="float">
            <text:p>1.806833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40771428571" calcext:value-type="float">
            <text:p>1.90140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615503448276" calcext:value-type="float">
            <text:p>1.976155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11822222222" calcext:value-type="float">
            <text:p>1.990118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807613793103" calcext:value-type="float">
            <text:p>2.028076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88258064516" calcext:value-type="float">
            <text:p>2.2928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29952" calcext:value-type="float">
            <text:p>2.27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411458064516" calcext:value-type="float">
            <text:p>2.2441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5868" calcext:value-type="float">
            <text:p>2.24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09006451613" calcext:value-type="float">
            <text:p>2.3920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73935483871" calcext:value-type="float">
            <text:p>2.5357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1948" calcext:value-type="float">
            <text:p>2.6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75375483871" calcext:value-type="float">
            <text:p>2.8875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0784" calcext:value-type="float">
            <text:p>2.9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254012903226" calcext:value-type="float">
            <text:p>3.0925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38857142857" calcext:value-type="float">
            <text:p>3.1633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006451612903" calcext:value-type="float">
            <text:p>3.2200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533858064516" calcext:value-type="float">
            <text:p>3.6553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7328" calcext:value-type="float">
            <text:p>3.67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9184" calcext:value-type="float">
            <text:p>3.71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55767741936" calcext:value-type="float">
            <text:p>3.7245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021419354839" calcext:value-type="float">
            <text:p>3.6802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63504" calcext:value-type="float">
            <text:p>3.61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363819354839" calcext:value-type="float">
            <text:p>3.6436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53648" calcext:value-type="float">
            <text:p>3.65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813212903226" calcext:value-type="float">
            <text:p>3.6381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879742857143" calcext:value-type="float">
            <text:p>3.65879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32232258064" calcext:value-type="float">
            <text:p>3.69732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0432" calcext:value-type="float">
            <text:p>3.8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297890909091" calcext:value-type="float">
            <text:p>3.95297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389418181818" calcext:value-type="float">
            <text:p>3.863894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286593103448" calcext:value-type="float">
            <text:p>3.932865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0192" calcext:value-type="float">
            <text:p>3.98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80689655172" calcext:value-type="float">
            <text:p>3.86780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71424" calcext:value-type="float">
            <text:p>3.85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00027586207" calcext:value-type="float">
            <text:p>3.983000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594317241379" calcext:value-type="float">
            <text:p>3.98594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922496" calcext:value-type="float">
            <text:p>3.97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177657142857" calcext:value-type="float">
            <text:p>3.98177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776371428571" calcext:value-type="float">
            <text:p>3.98776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45056" calcext:value-type="float">
            <text:p>3.99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097135483871" calcext:value-type="float">
            <text:p>4.0109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3008" calcext:value-type="float">
            <text:p>4.03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073987096774" calcext:value-type="float">
            <text:p>4.1007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458038709677" calcext:value-type="float">
            <text:p>4.00458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3648" calcext:value-type="float">
            <text:p>3.78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10838709677" calcext:value-type="float">
            <text:p>3.6571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55776" calcext:value-type="float">
            <text:p>3.9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267174193548" calcext:value-type="float">
            <text:p>4.0226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762372413793" calcext:value-type="float">
            <text:p>4.05762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2184" calcext:value-type="float">
            <text:p>4.08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742012903226" calcext:value-type="float">
            <text:p>4.0374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99792" calcext:value-type="float">
            <text:p>4.04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868670967742" calcext:value-type="float">
            <text:p>4.0686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702" calcext:value-type="float">
            <text:p>4.09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073987096774" calcext:value-type="float">
            <text:p>4.1007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378812903226" calcext:value-type="float">
            <text:p>3.9337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00512" calcext:value-type="float">
            <text:p>3.6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618296774193" calcext:value-type="float">
            <text:p>3.67618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1768" calcext:value-type="float">
            <text:p>3.67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78255483871" calcext:value-type="float">
            <text:p>3.6678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9698" calcext:value-type="float">
            <text:p>3.679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303664516129" calcext:value-type="float">
            <text:p>3.6730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909212903226" calcext:value-type="float">
            <text:p>3.6990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94744" calcext:value-type="float">
            <text:p>3.7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363225806452" calcext:value-type="float">
            <text:p>3.7436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87832" calcext:value-type="float">
            <text:p>3.87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120851612903" calcext:value-type="float">
            <text:p>3.9912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331380645161" calcext:value-type="float">
            <text:p>3.9733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32104" calcext:value-type="float">
            <text:p>3.8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245780645161" calcext:value-type="float">
            <text:p>3.9824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23264" calcext:value-type="float">
            <text:p>3.93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939251612903" calcext:value-type="float">
            <text:p>3.9393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583885714286" calcext:value-type="float">
            <text:p>3.93583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526296774193" calcext:value-type="float">
            <text:p>3.93526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5504" calcext:value-type="float">
            <text:p>3.9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43089655172" calcext:value-type="float">
            <text:p>3.907430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47889655172" calcext:value-type="float">
            <text:p>3.910478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00914285714" calcext:value-type="float">
            <text:p>3.99200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41820689655" calcext:value-type="float">
            <text:p>3.950418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21384" calcext:value-type="float">
            <text:p>3.95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46109090909" calcext:value-type="float">
            <text:p>3.758461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8744" calcext:value-type="float">
            <text:p>3.61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42620689655" calcext:value-type="float">
            <text:p>3.63342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8268" calcext:value-type="float">
            <text:p>3.6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56622222222" calcext:value-type="float">
            <text:p>3.669566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02848" calcext:value-type="float">
            <text:p>3.6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999255172414" calcext:value-type="float">
            <text:p>3.329992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39456" calcext:value-type="float">
            <text:p>3.32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02735483871" calcext:value-type="float">
            <text:p>3.3160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34224" calcext:value-type="float">
            <text:p>3.3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60103225806" calcext:value-type="float">
            <text:p>3.35860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29935483871" calcext:value-type="float">
            <text:p>3.2062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39768" calcext:value-type="float">
            <text:p>2.96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637522580645" calcext:value-type="float">
            <text:p>2.7563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2176" calcext:value-type="float">
            <text:p>2.70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219948387097" calcext:value-type="float">
            <text:p>2.7021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441682758621" calcext:value-type="float">
            <text:p>2.704416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521858064516" calcext:value-type="float">
            <text:p>2.6952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69448" calcext:value-type="float">
            <text:p>2.32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746322580645" calcext:value-type="float">
            <text:p>2.3174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7496" calcext:value-type="float">
            <text:p>2.3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765987096774" calcext:value-type="float">
            <text:p>2.3176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760825806452" calcext:value-type="float">
            <text:p>2.0276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58256" calcext:value-type="float">
            <text:p>1.85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362916129032" calcext:value-type="float">
            <text:p>1.9736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21168" calcext:value-type="float">
            <text:p>2.05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290606451613" calcext:value-type="float">
            <text:p>2.0629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030942857143" calcext:value-type="float">
            <text:p>2.04030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69729032258" calcext:value-type="float">
            <text:p>2.0516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66864516129" calcext:value-type="float">
            <text:p>1.8716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6928" calcext:value-type="float">
            <text:p>1.8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628412903226" calcext:value-type="float">
            <text:p>1.8062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05248" calcext:value-type="float">
            <text:p>1.7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786322580645" calcext:value-type="float">
            <text:p>1.7078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690348387097" calcext:value-type="float">
            <text:p>1.4769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47264" calcext:value-type="float">
            <text:p>1.5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44103225806" calcext:value-type="float">
            <text:p>1.6974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32352" calcext:value-type="float">
            <text:p>1.6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97961290323" calcext:value-type="float">
            <text:p>1.6189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337685714286" calcext:value-type="float">
            <text:p>1.76337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819277419355" calcext:value-type="float">
            <text:p>1.7881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0944" calcext:value-type="float">
            <text:p>1.8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043724137931" calcext:value-type="float">
            <text:p>1.79043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7464" calcext:value-type="float">
            <text:p>1.83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02537931035" calcext:value-type="float">
            <text:p>1.819025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11928" calcext:value-type="float">
            <text:p>1.7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65576" calcext:value-type="float">
            <text:p>1.61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91531034483" calcext:value-type="float">
            <text:p>1.371915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40728" calcext:value-type="float">
            <text:p>1.9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02317241379" calcext:value-type="float">
            <text:p>1.95902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31432" calcext:value-type="float">
            <text:p>1.93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36977777778" calcext:value-type="float">
            <text:p>1.914369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390528" calcext:value-type="float">
            <text:p>1.893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79163636364" calcext:value-type="float">
            <text:p>1.865791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25792" calcext:value-type="float">
            <text:p>1.850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757692307692" calcext:value-type="float">
            <text:p>2.00757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837536" calcext:value-type="float">
            <text:p>2.058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08830769231" calcext:value-type="float">
            <text:p>1.996088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42676923077" calcext:value-type="float">
            <text:p>1.685426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839936" calcext:value-type="float">
            <text:p>1.488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60126315789" calcext:value-type="float">
            <text:p>2.10360126315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364914285714" calcext:value-type="float">
            <text:p>1.87364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76342857143" calcext:value-type="float">
            <text:p>1.86276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574" meta:object-count="0"/>
    <meta:user-defined meta:name="AppVersion">3.0</meta:user-defined>
  </office:meta>
</office:document-meta>
</file>